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6.951cm" style:rel-column-width="65535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officeooo:paragraph-rsid="0017beba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paragraph-rsid="0017beba" style:font-size-asian="10pt" style:font-weight-asian="bold"/>
    </style:style>
    <style:style style:name="P3" style:family="paragraph" style:parent-style-name="Footnote">
      <style:paragraph-properties fo:padding="0cm" fo:border="none" style:snap-to-layout-grid="false"/>
    </style:style>
    <style:style style:name="P4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5" style:family="paragraph" style:parent-style-name="Footnote">
      <style:paragraph-properties fo:text-align="end" style:justify-single-word="false" fo:padding="0cm" fo:border="none" style:snap-to-layout-gri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officeooo:paragraph-rsid="00100393"/>
    </style:style>
    <style:style style:name="P11" style:family="paragraph" style:parent-style-name="Text_20_body">
      <style:paragraph-properties fo:text-align="justify" style:justify-single-word="false"/>
      <style:text-properties style:font-name="Arial" style:text-underline-style="none" fo:font-weight="bold" officeooo:rsid="002763db" officeooo:paragraph-rsid="002763db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style:text-underline-style="none" fo:font-weight="bold" officeooo:rsid="0012d790" officeooo:paragraph-rsid="0037fd94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4pt" style:text-underline-style="none" fo:font-weight="bold" officeooo:rsid="002348f0" officeooo:paragraph-rsid="001d5c7b" style:font-size-asian="3.5pt" style:font-weight-asian="bold" style:font-size-complex="4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7ea97" officeooo:paragraph-rsid="0027ea97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30484d" officeooo:paragraph-rsid="0030484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3bf035" officeooo:paragraph-rsid="0030484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d5127" officeooo:paragraph-rsid="003bf035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bold" officeooo:rsid="002348f0" officeooo:paragraph-rsid="002348f0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12d790" officeooo:paragraph-rsid="0037fd94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Arial" fo:font-style="normal" style:text-underline-style="none" fo:font-weight="normal" officeooo:rsid="003bf035" officeooo:paragraph-rsid="003bf035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tyle="normal" style:text-underline-style="none" fo:font-weight="normal" officeooo:rsid="003bf035" officeooo:paragraph-rsid="003bf035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Arial" fo:font-style="normal" style:text-underline-style="none" fo:font-weight="normal" officeooo:rsid="003bf035" officeooo:paragraph-rsid="003bf035" style:font-style-asian="normal" style:font-weight-asian="normal" style:font-style-complex="normal" style:font-weight-complex="normal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Arial" fo:font-style="normal" style:text-underline-style="none" fo:font-weight="normal" officeooo:rsid="003bf035" officeooo:paragraph-rsid="003bf035" style:font-style-asian="normal" style:font-weight-asian="normal" style:font-style-complex="normal" style:font-weight-complex="normal"/>
    </style:style>
    <style:style style:name="P2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8f9e2" officeooo:paragraph-rsid="0017beba" style:font-size-asian="10pt" style:font-weight-asian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38f9e2"/>
    </style:style>
    <style:style style:name="T4" style:family="text">
      <style:text-properties fo:color="#000000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style:text-position="super 58%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font-size="10pt" fo:font-weight="bold" officeooo:rsid="00100393" style:font-size-asian="10pt" style:font-weight-asian="bold" style:font-name-complex="Arial" style:font-size-complex="10pt" style:font-weight-complex="bold"/>
    </style:style>
    <style:style style:name="T8" style:family="text">
      <style:text-properties fo:font-size="10pt" fo:font-weight="bold" officeooo:rsid="0019232e" style:font-size-asian="10pt" style:font-weight-asian="bold" style:font-name-complex="Arial" style:font-size-complex="10pt" style:font-weight-complex="bold"/>
    </style:style>
    <style:style style:name="T9" style:family="text">
      <style:text-properties officeooo:rsid="0037fd94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6">Mòdul </text:span><text:span text:style-name="T4">6 – Accés a dades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7">2</text:span><text:span text:style-name="T5">n <text:s text:c="2"/></text:span><text:span text:style-name="T6">CFGS Desenvolupament d'Aplicacions Multiplataforma </text:span><text:span text:style-name="T8">(DAM)</text:span></text:p>
          </table:table-cell>
        </table:table-row>
      </table:table>
      <text:p text:style-name="P8"/>
      <text:p text:style-name="P19">UF1 – Persistència en fitxers. <text:s text:c="2"/></text:p>
      <text:p text:style-name="P12"/>
      <text:p text:style-name="P15"><text:span text:style-name="T9">A2c - </text:span>Conversió de formats</text:p>
      <text:p text:style-name="P16"/>
      <text:p text:style-name="P20">Si el que ens interessa és convertir fitxers de XML a JSON o de JSON a XML però no hem de fer res amb els objectes, només un canvi de format de fitxers, podem utilitzar un parell de mètodes:</text:p>
      <text:list xml:id="list777030392" text:style-name="L1">
        <text:list-item>
          <text:p text:style-name="P22">Transformació XSL</text:p>
        </text:list-item>
        <text:list-item>
          <text:p text:style-name="P22">API d’events StAX</text:p>
        </text:list-item>
      </text:list>
      <text:p text:style-name="P20"/>
      <text:p text:style-name="P20">Ambdós mètodes estan explicats amb exemples en aquests enllaços:</text:p>
      <text:list xml:id="list3446891606" text:style-name="L2">
        <text:list-item>
          <text:p text:style-name="P23"><text:a xlink:type="simple" xlink:href="https://github.com/beckchr/staxon/wiki/Converting-XML-to-JSON" text:style-name="Internet_20_link" text:visited-style-name="Visited_20_Internet_20_Link">https://github.com/beckchr/staxon/wiki/Converting-XML-to-JSON</text:a></text:p>
        </text:list-item>
        <text:list-item>
          <text:p text:style-name="P23"><text:a xlink:type="simple" xlink:href="https://github.com/beckchr/staxon/wiki/Converting-JSON-to-XML" text:style-name="Internet_20_link" text:visited-style-name="Visited_20_Internet_20_Link">https://github.com/beckchr/staxon/wiki/Converting-JSON-to-XML</text:a></text:p>
        </text:list-item>
      </text:list>
      <text:p text:style-name="P17"/>
      <text:p text:style-name="P14"/>
      <text:p text:style-name="P11"><text:tab/></text:p>
      <text:p text:style-name="P11"><text:tab/></text:p>
      <text:p text:style-name="P13"/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002cm" fo:margin-left="0cm" table:align="left" style:writing-mode="lr-tb"/>
    </style:style>
    <style:style style:name="Table2.A" style:family="table-column">
      <style:table-column-properties style:column-width="8.599cm"/>
    </style:style>
    <style:style style:name="Table2.B" style:family="table-column">
      <style:table-column-properties style:column-width="8.403cm"/>
    </style:style>
    <style:style style:name="Table2.1" style:family="table-row">
      <style:table-row-properties style:min-row-height="1.482cm" fo:keep-together="auto"/>
    </style:style>
    <style:style style:name="Table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8f9e2" officeooo:paragraph-rsid="0017beba" style:font-size-asian="10pt" style:font-weight-asian="bold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paragraph-rsid="0017beba" style:font-size-asian="10pt" style:font-weight-asian="bold"/>
    </style:style>
    <style:style style:name="MP3" style:family="paragraph" style:parent-style-name="Footnote">
      <style:paragraph-properties fo:padding="0cm" fo:border="none" style:snap-to-layout-grid="false"/>
    </style:style>
    <style:style style:name="MP4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38f9e2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63cm" fo:margin-bottom="0.5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62cm" fo:margin-left="0cm" fo:margin-right="0cm" fo:margin-bottom="0.499cm"/>
      </style:header-style>
      <style:footer-style>
        <style:header-footer-properties svg:height="2.337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358cm" svg:y="-0.984cm" svg:width="6.72cm" svg:height="1.131cm" draw:z-index="0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201000001B700000071BF4952608573B112.png" xlink:type="simple" xlink:show="embed" xlink:actuate="onLoad" loext:mime-type="image/png"/></draw:frame></text:p>
        <text:p text:style-name="MP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3"><text:span text:style-name="MT1">Nom arxiu: </text:span><text:span text:style-name="MT1"><text:file-name text:display="name-and-extension">ED2DAM_ACT_2122_M6_UF1_Te3.odt</text:file-name></text:span></text:p>
              <text:p text:style-name="MP4">Elaborat: <text:s/><text:span text:style-name="MT2">Miquel Altayó</text:span></text:p>
            </table:table-cell>
            <table:table-cell table:style-name="Table2.A1" office:value-type="string">
              <text:p text:style-name="MP5"><text:span text:style-name="MT1">Data: </text:span><text:span text:style-name="MT3"><text:date style:data-style-name="N34" text:date-value="2022-01-31T16:59:38.156837658">gener</text:date></text:span><text:span text:style-name="MT1"><text:s/></text:span><text:span text:style-name="MT1"><text:date style:data-style-name="N104" text:date-value="2022-01-31T16:59:38.157067741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7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2-01-31T16:59:38.048712149</dc:date>
    <meta:editing-duration>PT14H20M12S</meta:editing-duration>
    <meta:editing-cycles>60</meta:editing-cycles>
    <meta:generator>LibreOffice/6.0.7.3$Linux_X86_64 LibreOffice_project/00m0$Build-3</meta:generator>
    <meta:document-statistic meta:table-count="2" meta:image-count="2" meta:object-count="0" meta:page-count="1" meta:paragraph-count="18" meta:word-count="100" meta:character-count="705" meta:non-whitespace-character-count="613"/>
  </office:meta>
</office:document-meta>
</file>